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5000000508E5249A0D60E9BD2.png" manifest:media-type="image/png"/>
  <manifest:file-entry manifest:full-path="Pictures/10000201000001B1000001B1C24A5A8F5D3472EE.png" manifest:media-type="image/png"/>
  <manifest:file-entry manifest:full-path="Pictures/100002010000012C000001D6DF1D0DB1E2B831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7.75cm" fo:min-width="6.4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draw:stroke="none" draw:fill="none" fo:min-height="0.75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6.75cm" fo:min-width="5.4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fill-color="#ffb66c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6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2.1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.166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45cm" fo:min-width="0.2cm"/>
    </style:style>
    <style:style style:name="gr13" style:family="graphic" style:parent-style-name="standard">
      <style:graphic-properties draw:fill="solid" draw:fill-color="#ffd428" draw:textarea-horizontal-align="justify" draw:textarea-vertical-align="middle" draw:auto-grow-height="false" fo:min-height="0.104cm" fo:min-width="0cm"/>
    </style:style>
    <style:style style:name="gr14" style:family="graphic" style:parent-style-name="standard">
      <style:graphic-properties draw:fill="solid" draw:fill-color="#861141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draw:fill="solid" draw:fill-color="#ffffd7"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fill="solid" draw:fill-color="#ff0000"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draw:fill="solid" draw:fill-color="#f7d1d5" draw:textarea-horizontal-align="justify" draw:textarea-vertical-align="middle" draw:auto-grow-height="false" fo:min-height="0.104cm" fo:min-width="0cm"/>
    </style:style>
    <style:style style:name="gr18" style:family="graphic" style:parent-style-name="standard">
      <style:graphic-properties draw:fill="solid" draw:fill-color="#ff860d" draw:textarea-horizontal-align="justify" draw:textarea-vertical-align="middle" draw:auto-grow-height="false" fo:min-height="0.104cm" fo:min-width="0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solid" draw:fill-color="#813709" draw:textarea-horizontal-align="justify" draw:textarea-vertical-align="middle" draw:auto-grow-height="false" fo:min-height="0.65cm" fo:min-width="0.4cm"/>
    </style:style>
    <style:style style:name="gr21" style:family="graphic" style:parent-style-name="standard">
      <style:graphic-properties draw:fill="solid" draw:fill-color="#127622" draw:textarea-horizontal-align="justify" draw:textarea-vertical-align="middle" draw:auto-grow-height="false" fo:min-height="0.65cm" fo:min-width="0.4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86114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86114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fffd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fffd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6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6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6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8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8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8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8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8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8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8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8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8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9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9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9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9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95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7d1d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7d1d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9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9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0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1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2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2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12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12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12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12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12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12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12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12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13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131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86114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86114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3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3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3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3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3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3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4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5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5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5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5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5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5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5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5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861141" draw:textarea-horizontal-align="center" draw:textarea-vertical-align="middle" draw:shadow="hidden" draw:shadow-offset-x="0.3cm" draw:shadow-offset-y="0.3cm" draw:shadow-color="#808080"/>
    </style:style>
    <style:style style:name="gr15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15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16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16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16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16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16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16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16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/>
    </style:style>
    <style:style style:name="gr167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fffd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fffd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7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8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9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9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9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9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d7" draw:textarea-horizontal-align="center" draw:textarea-vertical-align="middle" draw:shadow="hidden" draw:shadow-offset-x="0.3cm" draw:shadow-offset-y="0.3cm" draw:shadow-color="#808080"/>
    </style:style>
    <style:style style:name="gr19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19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19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19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19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19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20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20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20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d428" draw:textarea-horizontal-align="center" draw:textarea-vertical-align="middle" draw:shadow="hidden" draw:shadow-offset-x="0.3cm" draw:shadow-offset-y="0.3cm" draw:shadow-color="#808080"/>
    </style:style>
    <style:style style:name="gr203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7d1d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7d1d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0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0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0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0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1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2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7d1d5" draw:textarea-horizontal-align="center" draw:textarea-vertical-align="middle" draw:shadow="hidden" draw:shadow-offset-x="0.3cm" draw:shadow-offset-y="0.3cm" draw:shadow-color="#808080"/>
    </style:style>
    <style:style style:name="gr23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23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23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23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23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23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23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23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gr23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860d" draw:textarea-horizontal-align="center" draw:textarea-vertical-align="middle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18pt" fo:background-color="#ffb66c" style:font-size-asian="18pt" style:font-size-complex="18pt"/>
    </style:style>
    <style:style style:name="P3" style:family="paragraph">
      <loext:graphic-properties draw:fill="none" draw:fill-color="#ffb66c"/>
      <style:paragraph-properties style:writing-mode="lr-tb"/>
      <style:text-properties fo:font-size="18pt" fo:background-color="#ffb66c" style:font-size-asian="18pt" style:font-size-complex="18pt"/>
    </style:style>
    <style:style style:name="P4" style:family="paragraph">
      <loext:graphic-properties draw:fill="none"/>
      <style:paragraph-properties style:writing-mode="lr-tb"/>
      <style:text-properties fo:font-size="18pt" fo:background-color="transparen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fo:background-color="transparen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54pt" fo:font-weight="normal" fo:background-color="transparent" style:font-size-asian="54pt" style:font-weight-asian="normal" style:font-size-complex="54pt" style:font-weight-complex="normal"/>
    </style:style>
    <style:style style:name="P7" style:family="paragraph">
      <loext:graphic-properties draw:fill="none"/>
      <style:paragraph-properties style:writing-mode="lr-tb"/>
      <style:text-properties fo:font-size="54pt" fo:font-weight="normal" fo:background-color="transparent" style:font-size-asian="54pt" style:font-weight-asian="normal" style:font-size-complex="5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d428"/>
      <style:paragraph-properties fo:text-align="center"/>
    </style:style>
    <style:style style:name="P10" style:family="paragraph">
      <loext:graphic-properties draw:fill="solid" draw:fill-color="#861141"/>
      <style:paragraph-properties fo:text-align="center"/>
    </style:style>
    <style:style style:name="P11" style:family="paragraph">
      <loext:graphic-properties draw:fill="solid" draw:fill-color="#ffffd7"/>
      <style:paragraph-properties fo:text-align="center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="solid" draw:fill-color="#f7d1d5"/>
      <style:paragraph-properties fo:text-align="center"/>
    </style:style>
    <style:style style:name="P14" style:family="paragraph">
      <loext:graphic-properties draw:fill="solid" draw:fill-color="#ff860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813709"/>
      <style:paragraph-properties fo:text-align="center"/>
    </style:style>
    <style:style style:name="P17" style:family="paragraph">
      <loext:graphic-properties draw:fill="solid" draw:fill-color="#127622"/>
      <style:paragraph-properties fo:text-align="center"/>
    </style:style>
    <style:style style:name="P18" style:family="paragraph">
      <loext:graphic-properties draw:fill="solid" draw:fill-color="#86114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9" style:family="paragraph">
      <loext:graphic-properties draw:fill="solid" draw:fill-color="#86114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2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1" style:family="paragraph">
      <loext:graphic-properties draw:fill="solid" draw:fill-color="#ffffd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2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2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4" style:family="paragraph">
      <loext:graphic-properties draw:fill="solid" draw:fill-color="#f7d1d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25" style:family="paragraph">
      <loext:graphic-properties draw:fill="solid" draw:fill-color="#f7d1d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26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111111" fo:font-size="18pt" fo:background-color="#ffb66c" style:font-size-asian="18pt" style:font-size-complex="18pt"/>
    </style:style>
    <style:style style:name="T2" style:family="text">
      <style:text-properties fo:font-size="18pt" fo:background-color="transparent" style:font-size-asian="18pt" style:font-size-complex="18pt"/>
    </style:style>
    <style:style style:name="T3" style:family="text">
      <style:text-properties style:font-name="Liberation Sans2" fo:font-size="54pt" fo:font-weight="normal" fo:background-color="transparent" style:font-name-asian="Liberation Sans2" style:font-size-asian="54pt" style:font-weight-asian="normal" style:font-name-complex="Liberation Sans2" style:font-size-complex="54pt" style:font-weight-complex="normal"/>
    </style:style>
    <style:style style:name="T4" style:family="text">
      <style:text-properties fo:font-size="54pt" fo:font-weight="normal" fo:background-color="transparent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8.1cm" svg:x="3.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8.1cm" svg:x="12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79cm" svg:height="0.963cm" svg:x="5cm" svg:y="4.437cm">
          <draw:text-box>
            <text:p><text:span text:style-name="T1">Occurr</text:span><text:span text:style-name="T1">ence</text:span></text:p>
          </draw:text-box>
        </draw:frame>
        <draw:frame draw:style-name="gr3" draw:text-style-name="P2" draw:layer="layout" svg:width="4.2cm" svg:height="1cm" svg:x="13.5cm" svg:y="4.5cm">
          <draw:text-box>
            <text:p><text:span text:style-name="T1">Envi</text:span><text:span text:style-name="T1">ron</text:span><text:span text:style-name="T1">men</text:span><text:span text:style-name="T1">t</text:span></text:p>
          </draw:text-box>
        </draw:frame>
        <draw:custom-shape draw:style-name="gr4" draw:text-style-name="P1" draw:layer="layout" svg:width="6cm" svg:height="7.1cm" svg:x="12.5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71cm" svg:height="0.963cm" svg:x="14.529cm" svg:y="14.4cm">
          <draw:text-box>
            <text:p><text:span text:style-name="T1">Traits</text:span></text:p>
          </draw:text-box>
        </draw:frame>
        <draw:frame draw:style-name="gr2" draw:text-style-name="P4" draw:layer="layout" svg:width="4.549cm" svg:height="0.963cm" draw:transform="rotate (1.5707963267949) translate (3.43cm 10.564cm)">
          <draw:text-box>
            <text:p><text:span text:style-name="T2">sampling units</text:span></text:p>
          </draw:text-box>
        </draw:frame>
        <draw:frame draw:style-name="gr2" draw:text-style-name="P4" draw:layer="layout" svg:width="4.549cm" svg:height="0.963cm" draw:transform="rotate (1.5707963267949) translate (12.072cm 10.72cm)">
          <draw:text-box>
            <text:p><text:span text:style-name="T2">sam</text:span><text:span text:style-name="T2">plin</text:span><text:span text:style-name="T2">g </text:span><text:span text:style-name="T2">unit</text:span><text:span text:style-name="T2">s</text:span></text:p>
          </draw:text-box>
        </draw:frame>
        <draw:frame draw:style-name="gr6" draw:text-style-name="P5" draw:layer="layout" svg:width="2.648cm" svg:height="0.962cm" svg:x="5.5cm" svg:y="11cm">
          <draw:text-box>
            <text:p><text:span text:style-name="T2">spe</text:span><text:span text:style-name="T2">cies</text:span></text:p>
          </draw:text-box>
        </draw:frame>
        <draw:frame draw:style-name="gr6" draw:text-style-name="P5" draw:layer="layout" svg:width="2.648cm" svg:height="0.962cm" draw:transform="rotate (1.5707963267949) translate (12.538cm 18.8cm)">
          <draw:text-box>
            <text:p><text:span text:style-name="T2">species</text:span></text:p>
          </draw:text-box>
        </draw:frame>
        <draw:frame draw:style-name="gr7" draw:text-style-name="P5" draw:layer="layout" svg:width="3.389cm" svg:height="0.962cm" svg:x="13.8cm" svg:y="10.938cm">
          <draw:text-box>
            <text:p><text:span text:style-name="T2">covaria</text:span><text:span text:style-name="T2">tes</text:span></text:p>
          </draw:text-box>
        </draw:frame>
        <draw:frame draw:style-name="gr8" draw:text-style-name="P5" draw:layer="layout" svg:width="1.878cm" svg:height="0.962cm" svg:x="14.564cm" svg:y="19.9cm">
          <draw:text-box>
            <text:p><text:span text:style-name="T2">traits</text:span></text:p>
          </draw:text-box>
        </draw:frame>
        <draw:frame draw:style-name="gr9" draw:text-style-name="P6" draw:layer="layout" svg:width="1.622cm" svg:height="2.376cm" svg:x="6.178cm" svg:y="6.724cm">
          <draw:text-box>
            <text:p><text:span text:style-name="T3">Y</text:span></text:p>
          </draw:text-box>
        </draw:frame>
        <draw:frame draw:style-name="gr10" draw:text-style-name="P7" draw:layer="layout" svg:width="1.744cm" svg:height="2.376cm" svg:x="14.756cm" svg:y="6.8cm">
          <draw:text-box>
            <text:p><text:span text:style-name="T3">X</text:span></text:p>
          </draw:text-box>
        </draw:frame>
        <draw:frame draw:style-name="gr11" draw:text-style-name="P6" draw:layer="layout" svg:width="1.666cm" svg:height="2.376cm" svg:x="14.634cm" svg:y="16.4cm">
          <draw:text-box>
            <text:p><text:span text:style-name="T4">T</text:span></text:p>
          </draw:text-box>
        </draw:frame>
        <draw:custom-shape draw:style-name="gr12" draw:text-style-name="P8" draw:layer="layout" svg:width="0.7cm" svg:height="0.7cm" svg:x="2.2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2.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2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2.2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2.2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2.2cm" svg:y="9.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2" draw:text-style-name="P8" draw:layer="layout" svg:width="0.7cm" svg:height="0.7cm" svg:x="2.2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2.2cm" svg:y="1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11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11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11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11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11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11cm" svg:y="9.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2" draw:text-style-name="P8" draw:layer="layout" svg:width="0.7cm" svg:height="0.7cm" svg:x="11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cm" svg:height="0.7cm" svg:x="11cm" svg:y="1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5cm" svg:height="0.5cm" svg:x="13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cm" svg:height="0.5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5cm" svg:height="0.5cm" svg:x="1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5cm" svg:height="0.5cm" svg:x="15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5cm" svg:height="0.5cm" svg:x="16.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17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0.662cm" svg:height="1.23cm" svg:x="12.497cm" svg:y="2.4cm">
          <draw:image xlink:href="Pictures/100002010000012C000001D6DF1D0DB1E2B83170.png" xlink:type="simple" xlink:show="embed" xlink:actuate="onLoad" loext:mime-type="image/png">
            <text:p/>
          </draw:image>
        </draw:frame>
        <draw:frame draw:style-name="gr19" draw:text-style-name="P15" draw:layer="layout" svg:width="1.447cm" svg:height="1.447cm" svg:x="14.641cm" svg:y="2.3cm">
          <draw:image xlink:href="Pictures/10000201000001B1000001B1C24A5A8F5D3472EE.png" xlink:type="simple" xlink:show="embed" xlink:actuate="onLoad" loext:mime-type="image/png">
            <text:p/>
          </draw:image>
        </draw:frame>
        <draw:custom-shape draw:style-name="gr20" draw:text-style-name="P16" draw:layer="layout" svg:width="0.9cm" svg:height="0.9cm" svg:x="16.5cm" svg:y="2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9cm" svg:height="0.9cm" svg:x="18cm" svg:y="2.6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0.366cm" svg:height="1.3cm" svg:x="13.85cm" svg:y="2.3cm">
          <draw:image xlink:href="Pictures/1000020100000015000000508E5249A0D60E9BD2.png" xlink:type="simple" xlink:show="embed" xlink:actuate="onLoad" loext:mime-type="image/png">
            <text:p/>
          </draw:image>
        </draw:frame>
        <draw:g>
          <draw:path draw:style-name="gr23" draw:text-style-name="P18" draw:layer="layout" svg:width="0.949cm" svg:height="0.137cm" svg:x="11.4cm" svg:y="14.349cm" svg:viewBox="0 0 950 138" svg:d="M516 104c-250 0-516 61-516 20s202-109 463-123c250-12 487 72 487 113 0 42-184-10-434-10z">
            <text:p/>
          </draw:path>
          <draw:ellipse draw:style-name="gr24" draw:text-style-name="P18" draw:layer="layout" svg:width="0.931cm" svg:height="0.107cm" svg:x="11.409cm" svg:y="14.424cm">
            <text:p/>
          </draw:ellipse>
          <draw:polygon draw:style-name="gr25" draw:text-style-name="P19" draw:layer="layout" svg:width="0.437cm" svg:height="0.023cm" svg:x="11.429cm" svg:y="14.474cm" svg:viewBox="0 0 438 24" draw:points="18,24 0,18 438,0 438,10">
            <text:p/>
          </draw:polygon>
          <draw:polygon draw:style-name="gr26" draw:text-style-name="P19" draw:layer="layout" svg:width="0.457cm" svg:height="0.013cm" svg:x="11.41cm" svg:y="14.462cm" svg:viewBox="0 0 458 14" draw:points="0,14 5,7 458,0 458,10">
            <text:p/>
          </draw:polygon>
          <draw:polygon draw:style-name="gr27" draw:text-style-name="P19" draw:layer="layout" svg:width="0.404cm" svg:height="0.014cm" svg:x="11.926cm" svg:y="14.467cm" svg:viewBox="0 0 405 15" draw:points="0,7 0,0 391,6 405,15">
            <text:p/>
          </draw:polygon>
          <draw:polygon draw:style-name="gr28" draw:text-style-name="P19" draw:layer="layout" svg:width="0.032cm" svg:height="0.029cm" svg:x="11.835cm" svg:y="14.423cm" svg:viewBox="0 0 33 30" draw:points="0,3 11,0 33,29 15,30">
            <text:p/>
          </draw:polygon>
          <draw:polygon draw:style-name="gr29" draw:text-style-name="P19" draw:layer="layout" svg:width="0.025cm" svg:height="0.042cm" svg:x="11.899cm" svg:y="14.426cm" svg:viewBox="0 0 26 43" draw:points="0,2 11,0 26,43 11,42">
            <text:p/>
          </draw:polygon>
          <draw:polygon draw:style-name="gr30" draw:text-style-name="P19" draw:layer="layout" svg:width="0.04cm" svg:height="0.052cm" svg:x="11.924cm" svg:y="14.42cm" svg:viewBox="0 0 41 53" draw:points="25,0 41,3 14,52 0,53">
            <text:p/>
          </draw:polygon>
          <draw:polygon draw:style-name="gr31" draw:text-style-name="P19" draw:layer="layout" svg:width="0.291cm" svg:height="0.037cm" svg:x="11.939cm" svg:y="14.473cm" svg:viewBox="0 0 292 38" draw:points="0,7 0,0 292,33 281,38">
            <text:p/>
          </draw:polygon>
          <draw:polygon draw:style-name="gr32" draw:text-style-name="P19" draw:layer="layout" svg:width="0.156cm" svg:height="0.053cm" svg:x="11.94cm" svg:y="14.471cm" svg:viewBox="0 0 157 54" draw:points="0,10 0,0 157,53 145,54">
            <text:p/>
          </draw:polygon>
          <draw:polygon draw:style-name="gr33" draw:text-style-name="P19" draw:layer="layout" svg:width="0.17cm" svg:height="0.05cm" svg:x="11.684cm" svg:y="14.477cm" svg:viewBox="0 0 171 51" draw:points="171,10 171,0 0,49 24,51">
            <text:p/>
          </draw:polygon>
          <draw:polygon draw:style-name="gr34" draw:text-style-name="P19" draw:layer="layout" svg:width="0.246cm" svg:height="0.044cm" svg:x="11.608cm" svg:y="14.477cm" svg:viewBox="0 0 247 45" draw:points="247,10 247,0 0,43 24,45">
            <text:p/>
          </draw:polygon>
          <draw:polygon draw:style-name="gr35" draw:text-style-name="P19" draw:layer="layout" svg:width="0.269cm" svg:height="0.036cm" svg:x="11.915cm" svg:y="14.436cm" svg:viewBox="0 0 270 37" draw:points="270,5 241,0 0,35 24,37">
            <text:p/>
          </draw:polygon>
          <draw:ellipse draw:style-name="gr36" draw:text-style-name="P19" draw:layer="layout" svg:width="0.048cm" svg:height="0.018cm" draw:transform="skewX (-0.218689755274889) rotate (0.189193690916185) translate (11.542cm 14.413cm)">
            <text:p/>
          </draw:ellipse>
          <draw:ellipse draw:style-name="gr37" draw:text-style-name="P19" draw:layer="layout" svg:width="0.174cm" svg:height="0.035cm" draw:transform="skewX (-0.0570722665402146) rotate (0.0574213323906134) translate (11.803cm 14.375cm)">
            <text:p/>
          </draw:ellipse>
          <draw:ellipse draw:style-name="gr38" draw:text-style-name="P19" draw:layer="layout" svg:width="0.047cm" svg:height="0.023cm" draw:transform="skewX (0.372976861151188) rotate (-0.694815575218943) translate (11.739cm 14.379cm)">
            <text:p/>
          </draw:ellipse>
          <draw:ellipse draw:style-name="gr39" draw:text-style-name="P19" draw:layer="layout" svg:width="0.075cm" svg:height="0.04cm" draw:transform="skewX (0.358839694210034) rotate (-0.728849495632832) translate (12.093cm 14.359cm)">
            <text:p/>
          </draw:ellipse>
          <draw:polygon draw:style-name="gr40" draw:text-style-name="P19" draw:layer="layout" svg:width="0.237cm" svg:height="0.042cm" svg:x="11.633cm" svg:y="14.432cm" svg:viewBox="0 0 238 43" draw:points="0,5 7,0 238,32 238,43">
            <text:p/>
          </draw:polygon>
          <draw:polygon draw:style-name="gr41" draw:text-style-name="P19" draw:layer="layout" svg:width="0.078cm" svg:height="0.056cm" svg:x="11.913cm" svg:y="14.474cm" svg:viewBox="0 0 79 57" draw:points="0,10 0,0 79,55 68,57">
            <text:p/>
          </draw:polygon>
          <draw:g>
            <draw:path draw:style-name="gr42" draw:text-style-name="P19" draw:layer="layout" svg:width="0.124cm" svg:height="0.123cm" svg:x="11.82cm" svg:y="14.451cm" svg:viewBox="0 0 125 124" svg:d="M0 124c0-43 1-77 1-119 48-10 83-2 124-2 0 42 0 78 0 121-41 0-83 0-125 0z">
              <text:p/>
            </draw:path>
            <draw:polygon draw:style-name="gr43" draw:text-style-name="P19" draw:layer="layout" svg:width="0.235cm" svg:height="0.092cm" svg:x="11.765cm" svg:y="14.544cm" svg:viewBox="0 0 236 93" draw:points="0,93 55,0 190,0 236,93">
              <text:p/>
            </draw:polygon>
            <draw:path draw:style-name="gr44" draw:text-style-name="P19" draw:layer="layout" svg:width="0.219cm" svg:height="0.285cm" svg:x="11.78cm" svg:y="14.633cm" svg:viewBox="0 0 220 286" svg:d="M10 1c-3 27 45 169-10 262 35 16 125 45 220-4-16-88-4-107-39-255-44 2-127-6-171-3z">
              <text:p/>
            </draw:path>
            <draw:path draw:style-name="gr45" draw:text-style-name="P19" draw:layer="layout" svg:width="0.333cm" svg:height="0.227cm" svg:x="11.726cm" svg:y="14.872cm" svg:viewBox="0 0 334 228" svg:d="M55 23c-23 46-113 136 3 205 118-39 173 40 276-45-20-41-54-56-48-93 18-31-10-81-13-90-97 73-151 24-218 23z">
              <text:p/>
            </draw:path>
          </draw:g>
          <draw:path draw:style-name="gr46" draw:text-style-name="P19" draw:layer="layout" svg:width="0.019cm" svg:height="0.134cm" svg:x="11.928cm" svg:y="14.703cm" svg:viewBox="0 0 20 135" svg:d="M0 0c33 18 17 190 10 117z">
            <text:p/>
          </draw:path>
          <draw:path draw:style-name="gr47" draw:text-style-name="P19" draw:layer="layout" svg:width="0.011cm" svg:height="0.186cm" svg:x="11.879cm" svg:y="14.689cm" svg:viewBox="0 0 12 187" svg:d="M0 0c19 25 10 264 6 162z">
            <text:p/>
          </draw:path>
          <draw:path draw:style-name="gr48" draw:text-style-name="P19" draw:layer="layout" svg:width="0.007cm" svg:height="0.058cm" draw:transform="skewX (-0.233001455141243) translate (11.855525cm 14.5679733740725cm)" svg:viewBox="0 0 8 59" svg:d="M0 0c14 8 7 83 4 51z">
            <text:p/>
          </draw:path>
          <draw:path draw:style-name="gr49" draw:text-style-name="P19" draw:layer="layout" svg:width="0.008cm" svg:height="0.058cm" draw:transform="skewX (-0.0172787595947439) translate (11.89875cm 14.565678742907cm)" svg:viewBox="0 0 9 59" svg:d="M0 0c15 8 8 83 5 51z">
            <text:p/>
          </draw:path>
        </draw:g>
        <draw:g>
          <draw:path draw:style-name="gr50" draw:text-style-name="P20" draw:layer="layout" svg:width="0.294cm" svg:height="0.295cm" svg:x="11.781cm" svg:y="17.951cm" svg:viewBox="0 0 295 296" svg:d="M11 10c-1 44-1 90-3 135-6 36-1 70-8 107 19 32 86 67 268 25 69-70-5-120-86-277-47 5-124 4-171 10z">
            <text:p/>
          </draw:path>
          <draw:path draw:style-name="gr51" draw:text-style-name="P20" draw:layer="layout" svg:width="0.239cm" svg:height="0.142cm" svg:x="11.759cm" svg:y="17.835cm" svg:viewBox="0 0 240 143" svg:d="M11 48c-7 25-3 57-11 82 61 25 61 8 240-5-14-25-29-55-44-80 2-17 4-28 5-45-59 19-130 29-190 48z">
            <text:p/>
          </draw:path>
          <draw:path draw:style-name="gr52" draw:text-style-name="P20" draw:layer="layout" svg:width="0.899cm" svg:height="0.411cm" svg:x="11.4cm" svg:y="17.5cm" svg:viewBox="0 0 900 412" svg:d="M900 280c3-1-205-384-577-252-254 90-323 384-323 384l328-25z">
            <text:p/>
          </draw:path>
          <draw:path draw:style-name="gr53" draw:text-style-name="P20" draw:layer="layout" svg:width="0.168cm" svg:height="0.162cm" svg:x="11.784cm" svg:y="17.673cm" svg:viewBox="0 0 169 163" svg:d="M87 163c-48 0-87-37-87-82 0-44 39-81 87-81 47 0 51 23 76 75 25 54-28 88-76 88z">
            <text:p/>
          </draw:path>
          <draw:path draw:style-name="gr54" draw:text-style-name="P20" draw:layer="layout" svg:width="0.13cm" svg:height="0.133cm" draw:transform="skewX (-0.0980875039620813) rotate (0.636172512351933) translate (12.0458154044387cm 17.6893921991141cm)" svg:viewBox="0 0 131 134" svg:d="M67 134c-37 0-67-30-67-67s30-67 67-67 39 18 59 62c19 45-22 72-59 72z">
            <text:p/>
          </draw:path>
          <draw:path draw:style-name="gr55" draw:text-style-name="P20" draw:layer="layout" svg:width="0.122cm" svg:height="0.142cm" draw:transform="rotate (-1.5707963267949) translate (11.6718381775334cm 17.6552124839675cm)" svg:viewBox="0 0 123 143" svg:d="M63 143c-35 0-63-32-63-71s28-72 63-72 37 20 55 66c18 48-21 77-55 77z">
            <text:p/>
          </draw:path>
          <draw:path draw:style-name="gr56" draw:text-style-name="P20" draw:layer="layout" svg:width="0.092cm" svg:height="0.105cm" draw:transform="rotate (-1.5707963267949) translate (11.5719119237215cm 17.7945507739882cm)" svg:viewBox="0 0 93 106" svg:d="M0 71c0-39 28-71 63-71s32 15 25 73c-7 52-88 38-88-2z">
            <text:p/>
          </draw:path>
          <draw:path draw:style-name="gr57" draw:text-style-name="P20" draw:layer="layout" svg:width="0.091cm" svg:height="0.105cm" draw:transform="rotate (-1.5707963267949) translate (11.5719119237166cm 17.7947647122603cm)" svg:viewBox="0 0 92 106" svg:d="M0 71c0-39 28-71 63-71s32 15 25 73c-7 52-88 38-88-2z">
            <text:p/>
          </draw:path>
          <draw:path draw:style-name="gr58" draw:text-style-name="P20" draw:layer="layout" svg:width="0.101cm" svg:height="0.152cm" draw:transform="rotate (-1.5707963267949) translate (11.900098451525cm 17.5373293292044cm)" svg:viewBox="0 0 102 153" svg:d="M11 118c-37-142 26-131 61-95 26 26 35 39 27 97-6 52-77 36-88-2z">
            <text:p/>
          </draw:path>
        </draw:g>
        <draw:g>
          <draw:path draw:style-name="gr59" draw:text-style-name="P21" draw:layer="layout" svg:width="0.949cm" svg:height="0.137cm" svg:x="11.35cm" svg:y="16.449cm" svg:viewBox="0 0 950 138" svg:d="M516 104c-250 0-516 61-516 20s202-109 463-123c250-12 487 72 487 113 0 42-184-10-434-10z">
            <text:p/>
          </draw:path>
          <draw:ellipse draw:style-name="gr60" draw:text-style-name="P21" draw:layer="layout" svg:width="0.931cm" svg:height="0.107cm" svg:x="11.359cm" svg:y="16.524cm">
            <text:p/>
          </draw:ellipse>
          <draw:polygon draw:style-name="gr61" draw:text-style-name="P22" draw:layer="layout" svg:width="0.437cm" svg:height="0.023cm" svg:x="11.379cm" svg:y="16.574cm" svg:viewBox="0 0 438 24" draw:points="18,24 0,18 438,0 438,10">
            <text:p/>
          </draw:polygon>
          <draw:polygon draw:style-name="gr62" draw:text-style-name="P22" draw:layer="layout" svg:width="0.457cm" svg:height="0.013cm" svg:x="11.36cm" svg:y="16.562cm" svg:viewBox="0 0 458 14" draw:points="0,14 5,7 458,0 458,10">
            <text:p/>
          </draw:polygon>
          <draw:polygon draw:style-name="gr63" draw:text-style-name="P22" draw:layer="layout" svg:width="0.404cm" svg:height="0.014cm" svg:x="11.876cm" svg:y="16.567cm" svg:viewBox="0 0 405 15" draw:points="0,7 0,0 391,6 405,15">
            <text:p/>
          </draw:polygon>
          <draw:polygon draw:style-name="gr64" draw:text-style-name="P22" draw:layer="layout" svg:width="0.032cm" svg:height="0.029cm" svg:x="11.785cm" svg:y="16.523cm" svg:viewBox="0 0 33 30" draw:points="0,3 11,0 33,29 15,30">
            <text:p/>
          </draw:polygon>
          <draw:polygon draw:style-name="gr65" draw:text-style-name="P22" draw:layer="layout" svg:width="0.025cm" svg:height="0.042cm" svg:x="11.849cm" svg:y="16.526cm" svg:viewBox="0 0 26 43" draw:points="0,2 11,0 26,43 11,42">
            <text:p/>
          </draw:polygon>
          <draw:polygon draw:style-name="gr66" draw:text-style-name="P22" draw:layer="layout" svg:width="0.04cm" svg:height="0.052cm" svg:x="11.874cm" svg:y="16.52cm" svg:viewBox="0 0 41 53" draw:points="25,0 41,3 14,52 0,53">
            <text:p/>
          </draw:polygon>
          <draw:polygon draw:style-name="gr67" draw:text-style-name="P22" draw:layer="layout" svg:width="0.291cm" svg:height="0.037cm" svg:x="11.889cm" svg:y="16.573cm" svg:viewBox="0 0 292 38" draw:points="0,7 0,0 292,33 281,38">
            <text:p/>
          </draw:polygon>
          <draw:polygon draw:style-name="gr68" draw:text-style-name="P22" draw:layer="layout" svg:width="0.156cm" svg:height="0.053cm" svg:x="11.89cm" svg:y="16.571cm" svg:viewBox="0 0 157 54" draw:points="0,10 0,0 157,53 145,54">
            <text:p/>
          </draw:polygon>
          <draw:polygon draw:style-name="gr69" draw:text-style-name="P22" draw:layer="layout" svg:width="0.17cm" svg:height="0.05cm" svg:x="11.634cm" svg:y="16.577cm" svg:viewBox="0 0 171 51" draw:points="171,10 171,0 0,49 24,51">
            <text:p/>
          </draw:polygon>
          <draw:polygon draw:style-name="gr70" draw:text-style-name="P22" draw:layer="layout" svg:width="0.246cm" svg:height="0.044cm" svg:x="11.558cm" svg:y="16.577cm" svg:viewBox="0 0 247 45" draw:points="247,10 247,0 0,43 24,45">
            <text:p/>
          </draw:polygon>
          <draw:polygon draw:style-name="gr71" draw:text-style-name="P22" draw:layer="layout" svg:width="0.269cm" svg:height="0.036cm" svg:x="11.865cm" svg:y="16.536cm" svg:viewBox="0 0 270 37" draw:points="270,5 241,0 0,35 24,37">
            <text:p/>
          </draw:polygon>
          <draw:ellipse draw:style-name="gr72" draw:text-style-name="P22" draw:layer="layout" svg:width="0.048cm" svg:height="0.018cm" draw:transform="skewX (-0.218689755274889) rotate (0.189193690916185) translate (11.492cm 16.513cm)">
            <text:p/>
          </draw:ellipse>
          <draw:ellipse draw:style-name="gr73" draw:text-style-name="P22" draw:layer="layout" svg:width="0.174cm" svg:height="0.035cm" draw:transform="skewX (-0.0570722665402146) rotate (0.0574213323906134) translate (11.753cm 16.475cm)">
            <text:p/>
          </draw:ellipse>
          <draw:ellipse draw:style-name="gr74" draw:text-style-name="P22" draw:layer="layout" svg:width="0.047cm" svg:height="0.023cm" draw:transform="skewX (0.372976861151188) rotate (-0.694815575218943) translate (11.689cm 16.479cm)">
            <text:p/>
          </draw:ellipse>
          <draw:ellipse draw:style-name="gr75" draw:text-style-name="P22" draw:layer="layout" svg:width="0.075cm" svg:height="0.04cm" draw:transform="skewX (0.358839694210034) rotate (-0.728849495632832) translate (12.043cm 16.459cm)">
            <text:p/>
          </draw:ellipse>
          <draw:polygon draw:style-name="gr76" draw:text-style-name="P22" draw:layer="layout" svg:width="0.237cm" svg:height="0.042cm" svg:x="11.583cm" svg:y="16.532cm" svg:viewBox="0 0 238 43" draw:points="0,5 7,0 238,32 238,43">
            <text:p/>
          </draw:polygon>
          <draw:polygon draw:style-name="gr77" draw:text-style-name="P22" draw:layer="layout" svg:width="0.078cm" svg:height="0.056cm" svg:x="11.863cm" svg:y="16.574cm" svg:viewBox="0 0 79 57" draw:points="0,10 0,0 79,55 68,57">
            <text:p/>
          </draw:polygon>
          <draw:g>
            <draw:path draw:style-name="gr78" draw:text-style-name="P22" draw:layer="layout" svg:width="0.124cm" svg:height="0.123cm" svg:x="11.77cm" svg:y="16.551cm" svg:viewBox="0 0 125 124" svg:d="M0 124c0-43 1-77 1-119 48-10 83-2 124-2 0 42 0 78 0 121-41 0-83 0-125 0z">
              <text:p/>
            </draw:path>
            <draw:polygon draw:style-name="gr79" draw:text-style-name="P22" draw:layer="layout" svg:width="0.235cm" svg:height="0.092cm" svg:x="11.715cm" svg:y="16.644cm" svg:viewBox="0 0 236 93" draw:points="0,93 55,0 190,0 236,93">
              <text:p/>
            </draw:polygon>
            <draw:path draw:style-name="gr80" draw:text-style-name="P22" draw:layer="layout" svg:width="0.219cm" svg:height="0.285cm" svg:x="11.73cm" svg:y="16.733cm" svg:viewBox="0 0 220 286" svg:d="M10 1c-3 27 45 169-10 262 35 16 125 45 220-4-16-88-4-107-39-255-44 2-127-6-171-3z">
              <text:p/>
            </draw:path>
            <draw:path draw:style-name="gr81" draw:text-style-name="P22" draw:layer="layout" svg:width="0.333cm" svg:height="0.227cm" svg:x="11.676cm" svg:y="16.972cm" svg:viewBox="0 0 334 228" svg:d="M55 23c-23 46-113 136 3 205 118-39 173 40 276-45-20-41-54-56-48-93 18-31-10-81-13-90-97 73-151 24-218 23z">
              <text:p/>
            </draw:path>
          </draw:g>
          <draw:path draw:style-name="gr82" draw:text-style-name="P22" draw:layer="layout" svg:width="0.019cm" svg:height="0.134cm" svg:x="11.878cm" svg:y="16.803cm" svg:viewBox="0 0 20 135" svg:d="M0 0c33 18 17 190 10 117z">
            <text:p/>
          </draw:path>
          <draw:path draw:style-name="gr83" draw:text-style-name="P22" draw:layer="layout" svg:width="0.011cm" svg:height="0.186cm" svg:x="11.829cm" svg:y="16.789cm" svg:viewBox="0 0 12 187" svg:d="M0 0c19 25 10 264 6 162z">
            <text:p/>
          </draw:path>
          <draw:path draw:style-name="gr84" draw:text-style-name="P22" draw:layer="layout" svg:width="0.007cm" svg:height="0.058cm" draw:transform="skewX (-0.233001455141243) translate (11.805525cm 16.6679733740725cm)" svg:viewBox="0 0 8 59" svg:d="M0 0c14 8 7 83 4 51z">
            <text:p/>
          </draw:path>
          <draw:path draw:style-name="gr85" draw:text-style-name="P22" draw:layer="layout" svg:width="0.008cm" svg:height="0.058cm" draw:transform="skewX (-0.0172787595947439) translate (11.84875cm 16.665678742907cm)" svg:viewBox="0 0 9 59" svg:d="M0 0c15 8 8 83 5 51z">
            <text:p/>
          </draw:path>
        </draw:g>
        <draw:g>
          <draw:path draw:style-name="gr86" draw:text-style-name="P23" draw:layer="layout" svg:width="0.294cm" svg:height="0.316cm" svg:x="11.764cm" svg:y="15.9cm" svg:viewBox="0 0 295 317" svg:d="M11 11c-1 46-1 96-3 144-6 39-1 76-8 115 19 34 86 72 268 26 69-75-5-128-86-296-47 6-124 4-171 11z">
            <text:p/>
          </draw:path>
          <draw:path draw:style-name="gr87" draw:text-style-name="P23" draw:layer="layout" svg:width="0.239cm" svg:height="0.152cm" svg:x="11.742cm" svg:y="15.776cm" svg:viewBox="0 0 240 153" svg:d="M11 51c-7 27-3 62-11 88 61 27 61 8 240-5-14-27-29-59-44-85 2-19 4-31 5-49-59 20-130 31-190 51z">
            <text:p/>
          </draw:path>
          <draw:path draw:style-name="gr88" draw:text-style-name="P23" draw:layer="layout" svg:width="0.899cm" svg:height="0.44cm" svg:x="11.383cm" svg:y="15.417cm" svg:viewBox="0 0 900 441" svg:d="M900 300c3-1-205-411-577-271-254 97-323 412-323 412l328-27z">
            <text:p/>
          </draw:path>
          <draw:path draw:style-name="gr89" draw:text-style-name="P23" draw:layer="layout" svg:width="0.168cm" svg:height="0.173cm" svg:x="11.767cm" svg:y="15.602cm" svg:viewBox="0 0 169 174" svg:d="M87 174c-48 0-87-39-87-87s39-87 87-87c47 0 51 24 76 80 25 59-28 94-76 94z">
            <text:p/>
          </draw:path>
          <draw:path draw:style-name="gr90" draw:text-style-name="P23" draw:layer="layout" svg:width="0.133cm" svg:height="0.139cm" draw:transform="skewX (-0.0364773813666815) rotate (0.670380965691022) translate (12.0285081941283cm 15.6201725840496cm)" svg:viewBox="0 0 134 140" svg:d="M68 140c-37 0-68-31-68-70 0-38 31-70 69-70s40 19 60 65-22 75-61 75z">
            <text:p/>
          </draw:path>
          <draw:path draw:style-name="gr91" draw:text-style-name="P23" draw:layer="layout" svg:width="0.13cm" svg:height="0.142cm" draw:transform="rotate (-1.5707963267949) translate (11.6548381775334cm 15.5832248824284cm)" svg:viewBox="0 0 131 143" svg:d="M67 143c-37 0-67-32-67-71s30-72 68-72c37 0 39 20 58 66 20 48-22 77-59 77z">
            <text:p/>
          </draw:path>
          <draw:path draw:style-name="gr92" draw:text-style-name="P23" draw:layer="layout" svg:width="0.098cm" svg:height="0.105cm" draw:transform="rotate (-1.5707963267949) translate (11.5549119237215cm 15.7324492894118cm)" svg:viewBox="0 0 99 106" svg:d="M0 71c0-39 30-71 68-71 37 0 34 15 26 73-7 52-94 38-94-2z">
            <text:p/>
          </draw:path>
          <draw:path draw:style-name="gr93" draw:text-style-name="P23" draw:layer="layout" svg:width="0.098cm" svg:height="0.105cm" draw:transform="rotate (-1.5707963267949) translate (11.5549119237166cm 15.7326784067045cm)" svg:viewBox="0 0 99 106" svg:d="M0 71c0-39 30-71 67-71 38 0 35 15 27 73-7 52-94 38-94-2z">
            <text:p/>
          </draw:path>
          <draw:path draw:style-name="gr94" draw:text-style-name="P23" draw:layer="layout" svg:width="0.108cm" svg:height="0.152cm" draw:transform="rotate (-1.5707963267949) translate (11.883098451525cm 15.4569778626018cm)" svg:viewBox="0 0 109 153" svg:d="M12 118c-39-142 27-131 65-95 28 26 38 39 29 97-6 52-83 36-94-2z">
            <text:p/>
          </draw:path>
        </draw:g>
        <draw:g>
          <draw:path draw:style-name="gr95" draw:text-style-name="P24" draw:layer="layout" svg:width="0.949cm" svg:height="0.137cm" svg:x="11.4cm" svg:y="18.549cm" svg:viewBox="0 0 950 138" svg:d="M516 104c-250 0-516 61-516 20s202-109 463-123c250-12 487 72 487 113 0 42-184-10-434-10z">
            <text:p/>
          </draw:path>
          <draw:ellipse draw:style-name="gr96" draw:text-style-name="P24" draw:layer="layout" svg:width="0.931cm" svg:height="0.107cm" svg:x="11.409cm" svg:y="18.624cm">
            <text:p/>
          </draw:ellipse>
          <draw:polygon draw:style-name="gr97" draw:text-style-name="P25" draw:layer="layout" svg:width="0.437cm" svg:height="0.023cm" svg:x="11.429cm" svg:y="18.674cm" svg:viewBox="0 0 438 24" draw:points="18,24 0,18 438,0 438,10">
            <text:p/>
          </draw:polygon>
          <draw:polygon draw:style-name="gr98" draw:text-style-name="P25" draw:layer="layout" svg:width="0.457cm" svg:height="0.013cm" svg:x="11.41cm" svg:y="18.662cm" svg:viewBox="0 0 458 14" draw:points="0,14 5,7 458,0 458,10">
            <text:p/>
          </draw:polygon>
          <draw:polygon draw:style-name="gr99" draw:text-style-name="P25" draw:layer="layout" svg:width="0.404cm" svg:height="0.014cm" svg:x="11.926cm" svg:y="18.667cm" svg:viewBox="0 0 405 15" draw:points="0,7 0,0 391,6 405,15">
            <text:p/>
          </draw:polygon>
          <draw:polygon draw:style-name="gr100" draw:text-style-name="P25" draw:layer="layout" svg:width="0.032cm" svg:height="0.029cm" svg:x="11.835cm" svg:y="18.623cm" svg:viewBox="0 0 33 30" draw:points="0,3 11,0 33,29 15,30">
            <text:p/>
          </draw:polygon>
          <draw:polygon draw:style-name="gr101" draw:text-style-name="P25" draw:layer="layout" svg:width="0.025cm" svg:height="0.042cm" svg:x="11.899cm" svg:y="18.626cm" svg:viewBox="0 0 26 43" draw:points="0,2 11,0 26,43 11,42">
            <text:p/>
          </draw:polygon>
          <draw:polygon draw:style-name="gr102" draw:text-style-name="P25" draw:layer="layout" svg:width="0.04cm" svg:height="0.052cm" svg:x="11.924cm" svg:y="18.62cm" svg:viewBox="0 0 41 53" draw:points="25,0 41,3 14,52 0,53">
            <text:p/>
          </draw:polygon>
          <draw:polygon draw:style-name="gr103" draw:text-style-name="P25" draw:layer="layout" svg:width="0.291cm" svg:height="0.037cm" svg:x="11.939cm" svg:y="18.673cm" svg:viewBox="0 0 292 38" draw:points="0,7 0,0 292,33 281,38">
            <text:p/>
          </draw:polygon>
          <draw:polygon draw:style-name="gr104" draw:text-style-name="P25" draw:layer="layout" svg:width="0.156cm" svg:height="0.053cm" svg:x="11.94cm" svg:y="18.671cm" svg:viewBox="0 0 157 54" draw:points="0,10 0,0 157,53 145,54">
            <text:p/>
          </draw:polygon>
          <draw:polygon draw:style-name="gr105" draw:text-style-name="P25" draw:layer="layout" svg:width="0.17cm" svg:height="0.05cm" svg:x="11.684cm" svg:y="18.677cm" svg:viewBox="0 0 171 51" draw:points="171,10 171,0 0,49 24,51">
            <text:p/>
          </draw:polygon>
          <draw:polygon draw:style-name="gr106" draw:text-style-name="P25" draw:layer="layout" svg:width="0.246cm" svg:height="0.044cm" svg:x="11.608cm" svg:y="18.677cm" svg:viewBox="0 0 247 45" draw:points="247,10 247,0 0,43 24,45">
            <text:p/>
          </draw:polygon>
          <draw:polygon draw:style-name="gr107" draw:text-style-name="P25" draw:layer="layout" svg:width="0.269cm" svg:height="0.036cm" svg:x="11.915cm" svg:y="18.636cm" svg:viewBox="0 0 270 37" draw:points="270,5 241,0 0,35 24,37">
            <text:p/>
          </draw:polygon>
          <draw:ellipse draw:style-name="gr108" draw:text-style-name="P25" draw:layer="layout" svg:width="0.048cm" svg:height="0.018cm" draw:transform="skewX (-0.218689755274889) rotate (0.189193690916185) translate (11.542cm 18.613cm)">
            <text:p/>
          </draw:ellipse>
          <draw:ellipse draw:style-name="gr109" draw:text-style-name="P25" draw:layer="layout" svg:width="0.174cm" svg:height="0.035cm" draw:transform="skewX (-0.0570722665402146) rotate (0.0574213323906134) translate (11.803cm 18.575cm)">
            <text:p/>
          </draw:ellipse>
          <draw:ellipse draw:style-name="gr110" draw:text-style-name="P25" draw:layer="layout" svg:width="0.047cm" svg:height="0.023cm" draw:transform="skewX (0.372976861151188) rotate (-0.694815575218943) translate (11.739cm 18.579cm)">
            <text:p/>
          </draw:ellipse>
          <draw:ellipse draw:style-name="gr111" draw:text-style-name="P25" draw:layer="layout" svg:width="0.075cm" svg:height="0.04cm" draw:transform="skewX (0.358839694210034) rotate (-0.728849495632832) translate (12.093cm 18.559cm)">
            <text:p/>
          </draw:ellipse>
          <draw:polygon draw:style-name="gr112" draw:text-style-name="P25" draw:layer="layout" svg:width="0.237cm" svg:height="0.042cm" svg:x="11.633cm" svg:y="18.632cm" svg:viewBox="0 0 238 43" draw:points="0,5 7,0 238,32 238,43">
            <text:p/>
          </draw:polygon>
          <draw:polygon draw:style-name="gr113" draw:text-style-name="P25" draw:layer="layout" svg:width="0.078cm" svg:height="0.056cm" svg:x="11.913cm" svg:y="18.674cm" svg:viewBox="0 0 79 57" draw:points="0,10 0,0 79,55 68,57">
            <text:p/>
          </draw:polygon>
          <draw:g>
            <draw:path draw:style-name="gr114" draw:text-style-name="P25" draw:layer="layout" svg:width="0.124cm" svg:height="0.123cm" svg:x="11.82cm" svg:y="18.651cm" svg:viewBox="0 0 125 124" svg:d="M0 124c0-43 1-77 1-119 48-10 83-2 124-2 0 42 0 78 0 121-41 0-83 0-125 0z">
              <text:p/>
            </draw:path>
            <draw:polygon draw:style-name="gr115" draw:text-style-name="P25" draw:layer="layout" svg:width="0.235cm" svg:height="0.092cm" svg:x="11.765cm" svg:y="18.744cm" svg:viewBox="0 0 236 93" draw:points="0,93 55,0 190,0 236,93">
              <text:p/>
            </draw:polygon>
            <draw:path draw:style-name="gr116" draw:text-style-name="P25" draw:layer="layout" svg:width="0.219cm" svg:height="0.285cm" svg:x="11.78cm" svg:y="18.833cm" svg:viewBox="0 0 220 286" svg:d="M10 1c-3 27 45 169-10 262 35 16 125 45 220-4-16-88-4-107-39-255-44 2-127-6-171-3z">
              <text:p/>
            </draw:path>
            <draw:path draw:style-name="gr117" draw:text-style-name="P25" draw:layer="layout" svg:width="0.333cm" svg:height="0.227cm" svg:x="11.726cm" svg:y="19.072cm" svg:viewBox="0 0 334 228" svg:d="M55 23c-23 46-113 136 3 205 118-39 173 40 276-45-20-41-54-56-48-93 18-31-10-81-13-90-97 73-151 24-218 23z">
              <text:p/>
            </draw:path>
          </draw:g>
          <draw:path draw:style-name="gr118" draw:text-style-name="P25" draw:layer="layout" svg:width="0.019cm" svg:height="0.134cm" svg:x="11.928cm" svg:y="18.903cm" svg:viewBox="0 0 20 135" svg:d="M0 0c33 18 17 190 10 117z">
            <text:p/>
          </draw:path>
          <draw:path draw:style-name="gr119" draw:text-style-name="P25" draw:layer="layout" svg:width="0.011cm" svg:height="0.186cm" svg:x="11.879cm" svg:y="18.889cm" svg:viewBox="0 0 12 187" svg:d="M0 0c19 25 10 264 6 162z">
            <text:p/>
          </draw:path>
          <draw:path draw:style-name="gr120" draw:text-style-name="P25" draw:layer="layout" svg:width="0.007cm" svg:height="0.058cm" draw:transform="skewX (-0.233001455141243) translate (11.855525cm 18.7679733740725cm)" svg:viewBox="0 0 8 59" svg:d="M0 0c14 8 7 83 4 51z">
            <text:p/>
          </draw:path>
          <draw:path draw:style-name="gr121" draw:text-style-name="P25" draw:layer="layout" svg:width="0.008cm" svg:height="0.058cm" draw:transform="skewX (-0.0172787595947439) translate (11.89875cm 18.765678742907cm)" svg:viewBox="0 0 9 59" svg:d="M0 0c15 8 8 83 5 51z">
            <text:p/>
          </draw:path>
        </draw:g>
        <draw:g>
          <draw:path draw:style-name="gr122" draw:text-style-name="P26" draw:layer="layout" svg:width="0.294cm" svg:height="0.295cm" svg:x="11.781cm" svg:y="20.104cm" svg:viewBox="0 0 295 296" svg:d="M11 10c-1 44-1 90-3 135-6 36-1 70-8 107 19 32 86 67 268 25 69-70-5-120-86-277-47 5-124 4-171 10z">
            <text:p/>
          </draw:path>
          <draw:path draw:style-name="gr123" draw:text-style-name="P26" draw:layer="layout" svg:width="0.239cm" svg:height="0.142cm" svg:x="11.759cm" svg:y="19.988cm" svg:viewBox="0 0 240 143" svg:d="M11 48c-7 25-3 57-11 82 61 25 61 8 240-5-14-25-29-55-44-80 2-17 4-28 5-45-59 19-130 29-190 48z">
            <text:p/>
          </draw:path>
          <draw:path draw:style-name="gr124" draw:text-style-name="P26" draw:layer="layout" svg:width="0.899cm" svg:height="0.411cm" svg:x="11.4cm" svg:y="19.653cm" svg:viewBox="0 0 900 412" svg:d="M900 280c3-1-205-384-577-252-254 90-323 384-323 384l328-25z">
            <text:p/>
          </draw:path>
          <draw:path draw:style-name="gr125" draw:text-style-name="P26" draw:layer="layout" svg:width="0.168cm" svg:height="0.162cm" svg:x="11.784cm" svg:y="19.826cm" svg:viewBox="0 0 169 163" svg:d="M87 163c-48 0-87-37-87-82 0-44 39-81 87-81 47 0 51 23 76 75 25 54-28 88-76 88z">
            <text:p/>
          </draw:path>
          <draw:path draw:style-name="gr126" draw:text-style-name="P26" draw:layer="layout" svg:width="0.13cm" svg:height="0.133cm" draw:transform="skewX (-0.0980875039620812) rotate (0.636172512351933) translate (12.0458154044387cm 19.8423921991141cm)" svg:viewBox="0 0 131 134" svg:d="M67 134c-37 0-67-30-67-67s30-67 67-67 39 18 59 62c19 45-22 72-59 72z">
            <text:p/>
          </draw:path>
          <draw:path draw:style-name="gr127" draw:text-style-name="P26" draw:layer="layout" svg:width="0.122cm" svg:height="0.142cm" draw:transform="rotate (-1.5707963267949) translate (11.6718381775334cm 19.8082124839675cm)" svg:viewBox="0 0 123 143" svg:d="M63 143c-35 0-63-32-63-71s28-72 63-72 37 20 55 66c18 48-21 77-55 77z">
            <text:p/>
          </draw:path>
          <draw:path draw:style-name="gr128" draw:text-style-name="P26" draw:layer="layout" svg:width="0.092cm" svg:height="0.105cm" draw:transform="rotate (-1.5707963267949) translate (11.5719119237215cm 19.9475507739882cm)" svg:viewBox="0 0 93 106" svg:d="M0 71c0-39 28-71 63-71s32 15 25 73c-7 52-88 38-88-2z">
            <text:p/>
          </draw:path>
          <draw:path draw:style-name="gr129" draw:text-style-name="P26" draw:layer="layout" svg:width="0.091cm" svg:height="0.105cm" draw:transform="rotate (-1.5707963267949) translate (11.5719119237166cm 19.9477647122603cm)" svg:viewBox="0 0 92 106" svg:d="M0 71c0-39 28-71 63-71s32 15 25 73c-7 52-88 38-88-2z">
            <text:p/>
          </draw:path>
          <draw:path draw:style-name="gr130" draw:text-style-name="P26" draw:layer="layout" svg:width="0.101cm" svg:height="0.152cm" draw:transform="rotate (-1.5707963267949) translate (11.900098451525cm 19.6903293292044cm)" svg:viewBox="0 0 102 153" svg:d="M11 118c-37-142 26-131 61-95 26 26 35 39 27 97-6 52-77 36-88-2z">
            <text:p/>
          </draw:path>
        </draw:g>
        <draw:g>
          <draw:path draw:style-name="gr131" draw:text-style-name="P18" draw:layer="layout" svg:width="0.949cm" svg:height="0.137cm" svg:x="3.68cm" svg:y="2.95cm" svg:viewBox="0 0 950 138" svg:d="M516 104c-250 0-516 61-516 20s202-109 463-123c250-12 487 72 487 113 0 42-184-10-434-10z">
            <text:p/>
          </draw:path>
          <draw:ellipse draw:style-name="gr132" draw:text-style-name="P18" draw:layer="layout" svg:width="0.931cm" svg:height="0.107cm" svg:x="3.689cm" svg:y="3.025cm">
            <text:p/>
          </draw:ellipse>
          <draw:polygon draw:style-name="gr133" draw:text-style-name="P19" draw:layer="layout" svg:width="0.437cm" svg:height="0.023cm" svg:x="3.709cm" svg:y="3.075cm" svg:viewBox="0 0 438 24" draw:points="18,24 0,18 438,0 438,10">
            <text:p/>
          </draw:polygon>
          <draw:polygon draw:style-name="gr134" draw:text-style-name="P19" draw:layer="layout" svg:width="0.457cm" svg:height="0.013cm" svg:x="3.69cm" svg:y="3.063cm" svg:viewBox="0 0 458 14" draw:points="0,14 5,7 458,0 458,10">
            <text:p/>
          </draw:polygon>
          <draw:polygon draw:style-name="gr135" draw:text-style-name="P19" draw:layer="layout" svg:width="0.404cm" svg:height="0.014cm" svg:x="4.206cm" svg:y="3.068cm" svg:viewBox="0 0 405 15" draw:points="0,7 0,0 391,6 405,15">
            <text:p/>
          </draw:polygon>
          <draw:polygon draw:style-name="gr136" draw:text-style-name="P19" draw:layer="layout" svg:width="0.032cm" svg:height="0.029cm" svg:x="4.115cm" svg:y="3.024cm" svg:viewBox="0 0 33 30" draw:points="0,3 11,0 33,29 15,30">
            <text:p/>
          </draw:polygon>
          <draw:polygon draw:style-name="gr137" draw:text-style-name="P19" draw:layer="layout" svg:width="0.025cm" svg:height="0.042cm" svg:x="4.179cm" svg:y="3.027cm" svg:viewBox="0 0 26 43" draw:points="0,2 11,0 26,43 11,42">
            <text:p/>
          </draw:polygon>
          <draw:polygon draw:style-name="gr138" draw:text-style-name="P19" draw:layer="layout" svg:width="0.04cm" svg:height="0.052cm" svg:x="4.204cm" svg:y="3.021cm" svg:viewBox="0 0 41 53" draw:points="25,0 41,3 14,52 0,53">
            <text:p/>
          </draw:polygon>
          <draw:polygon draw:style-name="gr139" draw:text-style-name="P19" draw:layer="layout" svg:width="0.291cm" svg:height="0.037cm" svg:x="4.219cm" svg:y="3.074cm" svg:viewBox="0 0 292 38" draw:points="0,7 0,0 292,33 281,38">
            <text:p/>
          </draw:polygon>
          <draw:polygon draw:style-name="gr140" draw:text-style-name="P19" draw:layer="layout" svg:width="0.156cm" svg:height="0.053cm" svg:x="4.22cm" svg:y="3.072cm" svg:viewBox="0 0 157 54" draw:points="0,10 0,0 157,53 145,54">
            <text:p/>
          </draw:polygon>
          <draw:polygon draw:style-name="gr141" draw:text-style-name="P19" draw:layer="layout" svg:width="0.17cm" svg:height="0.05cm" svg:x="3.964cm" svg:y="3.078cm" svg:viewBox="0 0 171 51" draw:points="171,10 171,0 0,49 24,51">
            <text:p/>
          </draw:polygon>
          <draw:polygon draw:style-name="gr142" draw:text-style-name="P19" draw:layer="layout" svg:width="0.246cm" svg:height="0.044cm" svg:x="3.888cm" svg:y="3.078cm" svg:viewBox="0 0 247 45" draw:points="247,10 247,0 0,43 24,45">
            <text:p/>
          </draw:polygon>
          <draw:polygon draw:style-name="gr143" draw:text-style-name="P19" draw:layer="layout" svg:width="0.269cm" svg:height="0.036cm" svg:x="4.195cm" svg:y="3.037cm" svg:viewBox="0 0 270 37" draw:points="270,5 241,0 0,35 24,37">
            <text:p/>
          </draw:polygon>
          <draw:ellipse draw:style-name="gr144" draw:text-style-name="P19" draw:layer="layout" svg:width="0.048cm" svg:height="0.018cm" draw:transform="skewX (-0.218689755274889) rotate (0.189193690916185) translate (3.822cm 3.014cm)">
            <text:p/>
          </draw:ellipse>
          <draw:ellipse draw:style-name="gr145" draw:text-style-name="P19" draw:layer="layout" svg:width="0.174cm" svg:height="0.035cm" draw:transform="skewX (-0.0570722665402146) rotate (0.0574213323906134) translate (4.083cm 2.976cm)">
            <text:p/>
          </draw:ellipse>
          <draw:ellipse draw:style-name="gr146" draw:text-style-name="P19" draw:layer="layout" svg:width="0.047cm" svg:height="0.023cm" draw:transform="skewX (0.372976861151188) rotate (-0.694815575218943) translate (4.019cm 2.98cm)">
            <text:p/>
          </draw:ellipse>
          <draw:ellipse draw:style-name="gr147" draw:text-style-name="P19" draw:layer="layout" svg:width="0.075cm" svg:height="0.04cm" draw:transform="skewX (0.358839694210034) rotate (-0.728849495632832) translate (4.373cm 2.96cm)">
            <text:p/>
          </draw:ellipse>
          <draw:polygon draw:style-name="gr148" draw:text-style-name="P19" draw:layer="layout" svg:width="0.237cm" svg:height="0.042cm" svg:x="3.913cm" svg:y="3.033cm" svg:viewBox="0 0 238 43" draw:points="0,5 7,0 238,32 238,43">
            <text:p/>
          </draw:polygon>
          <draw:polygon draw:style-name="gr149" draw:text-style-name="P19" draw:layer="layout" svg:width="0.078cm" svg:height="0.056cm" svg:x="4.193cm" svg:y="3.075cm" svg:viewBox="0 0 79 57" draw:points="0,10 0,0 79,55 68,57">
            <text:p/>
          </draw:polygon>
          <draw:g>
            <draw:path draw:style-name="gr150" draw:text-style-name="P19" draw:layer="layout" svg:width="0.124cm" svg:height="0.123cm" svg:x="4.1cm" svg:y="3.052cm" svg:viewBox="0 0 125 124" svg:d="M0 124c0-43 1-77 1-119 48-10 83-2 124-2 0 42 0 78 0 121-41 0-83 0-125 0z">
              <text:p/>
            </draw:path>
            <draw:polygon draw:style-name="gr151" draw:text-style-name="P19" draw:layer="layout" svg:width="0.235cm" svg:height="0.092cm" svg:x="4.045cm" svg:y="3.145cm" svg:viewBox="0 0 236 93" draw:points="0,93 55,0 190,0 236,93">
              <text:p/>
            </draw:polygon>
            <draw:path draw:style-name="gr152" draw:text-style-name="P19" draw:layer="layout" svg:width="0.219cm" svg:height="0.285cm" svg:x="4.06cm" svg:y="3.234cm" svg:viewBox="0 0 220 286" svg:d="M10 1c-3 27 45 169-10 262 35 16 125 45 220-4-16-88-4-107-39-255-44 2-127-6-171-3z">
              <text:p/>
            </draw:path>
            <draw:path draw:style-name="gr153" draw:text-style-name="P19" draw:layer="layout" svg:width="0.333cm" svg:height="0.227cm" svg:x="4.006cm" svg:y="3.473cm" svg:viewBox="0 0 334 228" svg:d="M55 23c-23 46-113 136 3 205 118-39 173 40 276-45-20-41-54-56-48-93 18-31-10-81-13-90-97 73-151 24-218 23z">
              <text:p/>
            </draw:path>
          </draw:g>
          <draw:path draw:style-name="gr154" draw:text-style-name="P19" draw:layer="layout" svg:width="0.019cm" svg:height="0.134cm" svg:x="4.208cm" svg:y="3.304cm" svg:viewBox="0 0 20 135" svg:d="M0 0c33 18 17 190 10 117z">
            <text:p/>
          </draw:path>
          <draw:path draw:style-name="gr155" draw:text-style-name="P19" draw:layer="layout" svg:width="0.011cm" svg:height="0.186cm" svg:x="4.159cm" svg:y="3.29cm" svg:viewBox="0 0 12 187" svg:d="M0 0c19 25 10 264 6 162z">
            <text:p/>
          </draw:path>
          <draw:path draw:style-name="gr156" draw:text-style-name="P19" draw:layer="layout" svg:width="0.007cm" svg:height="0.058cm" draw:transform="skewX (-0.233001455141243) translate (4.135525cm 3.16897337407245cm)" svg:viewBox="0 0 8 59" svg:d="M0 0c14 8 7 83 4 51z">
            <text:p/>
          </draw:path>
          <draw:path draw:style-name="gr157" draw:text-style-name="P19" draw:layer="layout" svg:width="0.008cm" svg:height="0.058cm" draw:transform="skewX (-0.0172787595947439) translate (4.17875cm 3.16667874290702cm)" svg:viewBox="0 0 9 59" svg:d="M0 0c15 8 8 83 5 51z">
            <text:p/>
          </draw:path>
        </draw:g>
        <draw:g>
          <draw:path draw:style-name="gr158" draw:text-style-name="P20" draw:layer="layout" svg:width="0.294cm" svg:height="0.295cm" svg:x="7.221cm" svg:y="3.382cm" svg:viewBox="0 0 295 296" svg:d="M11 10c-1 44-1 90-3 135-6 36-1 70-8 107 19 32 86 67 268 25 69-70-5-120-86-277-47 5-124 4-171 10z">
            <text:p/>
          </draw:path>
          <draw:path draw:style-name="gr159" draw:text-style-name="P20" draw:layer="layout" svg:width="0.239cm" svg:height="0.142cm" svg:x="7.199cm" svg:y="3.266cm" svg:viewBox="0 0 240 143" svg:d="M11 48c-7 25-3 57-11 82 61 25 61 8 240-5-14-25-29-55-44-80 2-17 4-28 5-45-59 19-130 29-190 48z">
            <text:p/>
          </draw:path>
          <draw:path draw:style-name="gr160" draw:text-style-name="P20" draw:layer="layout" svg:width="0.899cm" svg:height="0.411cm" svg:x="6.84cm" svg:y="2.931cm" svg:viewBox="0 0 900 412" svg:d="M900 280c3-1-205-384-577-252-254 90-323 384-323 384l328-25z">
            <text:p/>
          </draw:path>
          <draw:path draw:style-name="gr161" draw:text-style-name="P20" draw:layer="layout" svg:width="0.168cm" svg:height="0.162cm" svg:x="7.224cm" svg:y="3.104cm" svg:viewBox="0 0 169 163" svg:d="M87 163c-48 0-87-37-87-82 0-44 39-81 87-81 47 0 51 23 76 75 25 54-28 88-76 88z">
            <text:p/>
          </draw:path>
          <draw:path draw:style-name="gr162" draw:text-style-name="P20" draw:layer="layout" svg:width="0.13cm" svg:height="0.133cm" draw:transform="skewX (-0.0980875039620813) rotate (0.636172512351933) translate (7.48581540443866cm 3.12039219911411cm)" svg:viewBox="0 0 131 134" svg:d="M67 134c-37 0-67-30-67-67s30-67 67-67 39 18 59 62c19 45-22 72-59 72z">
            <text:p/>
          </draw:path>
          <draw:path draw:style-name="gr163" draw:text-style-name="P20" draw:layer="layout" svg:width="0.122cm" svg:height="0.142cm" draw:transform="rotate (-1.5707963267949) translate (7.11183817753339cm 3.08621248396751cm)" svg:viewBox="0 0 123 143" svg:d="M63 143c-35 0-63-32-63-71s28-72 63-72 37 20 55 66c18 48-21 77-55 77z">
            <text:p/>
          </draw:path>
          <draw:path draw:style-name="gr164" draw:text-style-name="P20" draw:layer="layout" svg:width="0.092cm" svg:height="0.105cm" draw:transform="rotate (-1.5707963267949) translate (7.01191192372145cm 3.22555077398823cm)" svg:viewBox="0 0 93 106" svg:d="M0 71c0-39 28-71 63-71s32 15 25 73c-7 52-88 38-88-2z">
            <text:p/>
          </draw:path>
          <draw:path draw:style-name="gr165" draw:text-style-name="P20" draw:layer="layout" svg:width="0.091cm" svg:height="0.105cm" draw:transform="rotate (-1.5707963267949) translate (7.01191192371663cm 3.22576471226029cm)" svg:viewBox="0 0 92 106" svg:d="M0 71c0-39 28-71 63-71s32 15 25 73c-7 52-88 38-88-2z">
            <text:p/>
          </draw:path>
          <draw:path draw:style-name="gr166" draw:text-style-name="P20" draw:layer="layout" svg:width="0.101cm" svg:height="0.152cm" draw:transform="rotate (-1.5707963267949) translate (7.34009845152505cm 2.96832932920443cm)" svg:viewBox="0 0 102 153" svg:d="M11 118c-37-142 26-131 61-95 26 26 35 39 27 97-6 52-77 36-88-2z">
            <text:p/>
          </draw:path>
        </draw:g>
        <draw:g>
          <draw:path draw:style-name="gr167" draw:text-style-name="P21" draw:layer="layout" svg:width="0.949cm" svg:height="0.137cm" svg:x="5.78cm" svg:y="2.95cm" svg:viewBox="0 0 950 138" svg:d="M516 104c-250 0-516 61-516 20s202-109 463-123c250-12 487 72 487 113 0 42-184-10-434-10z">
            <text:p/>
          </draw:path>
          <draw:ellipse draw:style-name="gr168" draw:text-style-name="P21" draw:layer="layout" svg:width="0.931cm" svg:height="0.107cm" svg:x="5.789cm" svg:y="3.025cm">
            <text:p/>
          </draw:ellipse>
          <draw:polygon draw:style-name="gr169" draw:text-style-name="P22" draw:layer="layout" svg:width="0.437cm" svg:height="0.023cm" svg:x="5.809cm" svg:y="3.075cm" svg:viewBox="0 0 438 24" draw:points="18,24 0,18 438,0 438,10">
            <text:p/>
          </draw:polygon>
          <draw:polygon draw:style-name="gr170" draw:text-style-name="P22" draw:layer="layout" svg:width="0.457cm" svg:height="0.013cm" svg:x="5.79cm" svg:y="3.063cm" svg:viewBox="0 0 458 14" draw:points="0,14 5,7 458,0 458,10">
            <text:p/>
          </draw:polygon>
          <draw:polygon draw:style-name="gr171" draw:text-style-name="P22" draw:layer="layout" svg:width="0.404cm" svg:height="0.014cm" svg:x="6.306cm" svg:y="3.068cm" svg:viewBox="0 0 405 15" draw:points="0,7 0,0 391,6 405,15">
            <text:p/>
          </draw:polygon>
          <draw:polygon draw:style-name="gr172" draw:text-style-name="P22" draw:layer="layout" svg:width="0.032cm" svg:height="0.029cm" svg:x="6.215cm" svg:y="3.024cm" svg:viewBox="0 0 33 30" draw:points="0,3 11,0 33,29 15,30">
            <text:p/>
          </draw:polygon>
          <draw:polygon draw:style-name="gr173" draw:text-style-name="P22" draw:layer="layout" svg:width="0.025cm" svg:height="0.042cm" svg:x="6.279cm" svg:y="3.027cm" svg:viewBox="0 0 26 43" draw:points="0,2 11,0 26,43 11,42">
            <text:p/>
          </draw:polygon>
          <draw:polygon draw:style-name="gr174" draw:text-style-name="P22" draw:layer="layout" svg:width="0.04cm" svg:height="0.052cm" svg:x="6.304cm" svg:y="3.021cm" svg:viewBox="0 0 41 53" draw:points="25,0 41,3 14,52 0,53">
            <text:p/>
          </draw:polygon>
          <draw:polygon draw:style-name="gr175" draw:text-style-name="P22" draw:layer="layout" svg:width="0.291cm" svg:height="0.037cm" svg:x="6.319cm" svg:y="3.074cm" svg:viewBox="0 0 292 38" draw:points="0,7 0,0 292,33 281,38">
            <text:p/>
          </draw:polygon>
          <draw:polygon draw:style-name="gr176" draw:text-style-name="P22" draw:layer="layout" svg:width="0.156cm" svg:height="0.053cm" svg:x="6.32cm" svg:y="3.072cm" svg:viewBox="0 0 157 54" draw:points="0,10 0,0 157,53 145,54">
            <text:p/>
          </draw:polygon>
          <draw:polygon draw:style-name="gr177" draw:text-style-name="P22" draw:layer="layout" svg:width="0.17cm" svg:height="0.05cm" svg:x="6.064cm" svg:y="3.078cm" svg:viewBox="0 0 171 51" draw:points="171,10 171,0 0,49 24,51">
            <text:p/>
          </draw:polygon>
          <draw:polygon draw:style-name="gr178" draw:text-style-name="P22" draw:layer="layout" svg:width="0.246cm" svg:height="0.044cm" svg:x="5.988cm" svg:y="3.078cm" svg:viewBox="0 0 247 45" draw:points="247,10 247,0 0,43 24,45">
            <text:p/>
          </draw:polygon>
          <draw:polygon draw:style-name="gr179" draw:text-style-name="P22" draw:layer="layout" svg:width="0.269cm" svg:height="0.036cm" svg:x="6.295cm" svg:y="3.037cm" svg:viewBox="0 0 270 37" draw:points="270,5 241,0 0,35 24,37">
            <text:p/>
          </draw:polygon>
          <draw:ellipse draw:style-name="gr180" draw:text-style-name="P22" draw:layer="layout" svg:width="0.048cm" svg:height="0.018cm" draw:transform="skewX (-0.218689755274889) rotate (0.189193690916185) translate (5.922cm 3.014cm)">
            <text:p/>
          </draw:ellipse>
          <draw:ellipse draw:style-name="gr181" draw:text-style-name="P22" draw:layer="layout" svg:width="0.174cm" svg:height="0.035cm" draw:transform="skewX (-0.0570722665402146) rotate (0.0574213323906134) translate (6.183cm 2.976cm)">
            <text:p/>
          </draw:ellipse>
          <draw:ellipse draw:style-name="gr182" draw:text-style-name="P22" draw:layer="layout" svg:width="0.047cm" svg:height="0.023cm" draw:transform="skewX (0.372976861151188) rotate (-0.694815575218943) translate (6.119cm 2.98cm)">
            <text:p/>
          </draw:ellipse>
          <draw:ellipse draw:style-name="gr183" draw:text-style-name="P22" draw:layer="layout" svg:width="0.075cm" svg:height="0.04cm" draw:transform="skewX (0.358839694210034) rotate (-0.728849495632832) translate (6.473cm 2.96cm)">
            <text:p/>
          </draw:ellipse>
          <draw:polygon draw:style-name="gr184" draw:text-style-name="P22" draw:layer="layout" svg:width="0.237cm" svg:height="0.042cm" svg:x="6.013cm" svg:y="3.033cm" svg:viewBox="0 0 238 43" draw:points="0,5 7,0 238,32 238,43">
            <text:p/>
          </draw:polygon>
          <draw:polygon draw:style-name="gr185" draw:text-style-name="P22" draw:layer="layout" svg:width="0.078cm" svg:height="0.056cm" svg:x="6.293cm" svg:y="3.075cm" svg:viewBox="0 0 79 57" draw:points="0,10 0,0 79,55 68,57">
            <text:p/>
          </draw:polygon>
          <draw:g>
            <draw:path draw:style-name="gr186" draw:text-style-name="P22" draw:layer="layout" svg:width="0.124cm" svg:height="0.123cm" svg:x="6.2cm" svg:y="3.052cm" svg:viewBox="0 0 125 124" svg:d="M0 124c0-43 1-77 1-119 48-10 83-2 124-2 0 42 0 78 0 121-41 0-83 0-125 0z">
              <text:p/>
            </draw:path>
            <draw:polygon draw:style-name="gr187" draw:text-style-name="P22" draw:layer="layout" svg:width="0.235cm" svg:height="0.092cm" svg:x="6.145cm" svg:y="3.145cm" svg:viewBox="0 0 236 93" draw:points="0,93 55,0 190,0 236,93">
              <text:p/>
            </draw:polygon>
            <draw:path draw:style-name="gr188" draw:text-style-name="P22" draw:layer="layout" svg:width="0.219cm" svg:height="0.285cm" svg:x="6.16cm" svg:y="3.234cm" svg:viewBox="0 0 220 286" svg:d="M10 1c-3 27 45 169-10 262 35 16 125 45 220-4-16-88-4-107-39-255-44 2-127-6-171-3z">
              <text:p/>
            </draw:path>
            <draw:path draw:style-name="gr189" draw:text-style-name="P22" draw:layer="layout" svg:width="0.333cm" svg:height="0.227cm" svg:x="6.106cm" svg:y="3.473cm" svg:viewBox="0 0 334 228" svg:d="M55 23c-23 46-113 136 3 205 118-39 173 40 276-45-20-41-54-56-48-93 18-31-10-81-13-90-97 73-151 24-218 23z">
              <text:p/>
            </draw:path>
          </draw:g>
          <draw:path draw:style-name="gr190" draw:text-style-name="P22" draw:layer="layout" svg:width="0.019cm" svg:height="0.134cm" svg:x="6.308cm" svg:y="3.304cm" svg:viewBox="0 0 20 135" svg:d="M0 0c33 18 17 190 10 117z">
            <text:p/>
          </draw:path>
          <draw:path draw:style-name="gr191" draw:text-style-name="P22" draw:layer="layout" svg:width="0.011cm" svg:height="0.186cm" svg:x="6.259cm" svg:y="3.29cm" svg:viewBox="0 0 12 187" svg:d="M0 0c19 25 10 264 6 162z">
            <text:p/>
          </draw:path>
          <draw:path draw:style-name="gr192" draw:text-style-name="P22" draw:layer="layout" svg:width="0.007cm" svg:height="0.058cm" draw:transform="skewX (-0.233001455141243) translate (6.235525cm 3.16897337407246cm)" svg:viewBox="0 0 8 59" svg:d="M0 0c14 8 7 83 4 51z">
            <text:p/>
          </draw:path>
          <draw:path draw:style-name="gr193" draw:text-style-name="P22" draw:layer="layout" svg:width="0.008cm" svg:height="0.058cm" draw:transform="skewX (-0.0172787595947439) translate (6.27875cm 3.16667874290703cm)" svg:viewBox="0 0 9 59" svg:d="M0 0c15 8 8 83 5 51z">
            <text:p/>
          </draw:path>
        </draw:g>
        <draw:g>
          <draw:path draw:style-name="gr194" draw:text-style-name="P23" draw:layer="layout" svg:width="0.294cm" svg:height="0.316cm" svg:x="5.174cm" svg:y="3.401cm" svg:viewBox="0 0 295 317" svg:d="M11 11c-1 46-1 96-3 144-6 39-1 76-8 115 19 34 86 72 268 26 69-75-5-128-86-296-47 6-124 4-171 11z">
            <text:p/>
          </draw:path>
          <draw:path draw:style-name="gr195" draw:text-style-name="P23" draw:layer="layout" svg:width="0.239cm" svg:height="0.152cm" svg:x="5.152cm" svg:y="3.277cm" svg:viewBox="0 0 240 153" svg:d="M11 51c-7 27-3 62-11 88 61 27 61 8 240-5-14-27-29-59-44-85 2-19 4-31 5-49-59 20-130 31-190 51z">
            <text:p/>
          </draw:path>
          <draw:path draw:style-name="gr196" draw:text-style-name="P23" draw:layer="layout" svg:width="0.899cm" svg:height="0.44cm" svg:x="4.793cm" svg:y="2.918cm" svg:viewBox="0 0 900 441" svg:d="M900 300c3-1-205-411-577-271-254 97-323 412-323 412l328-27z">
            <text:p/>
          </draw:path>
          <draw:path draw:style-name="gr197" draw:text-style-name="P23" draw:layer="layout" svg:width="0.168cm" svg:height="0.173cm" svg:x="5.177cm" svg:y="3.103cm" svg:viewBox="0 0 169 174" svg:d="M87 174c-48 0-87-39-87-87s39-87 87-87c47 0 51 24 76 80 25 59-28 94-76 94z">
            <text:p/>
          </draw:path>
          <draw:path draw:style-name="gr198" draw:text-style-name="P23" draw:layer="layout" svg:width="0.133cm" svg:height="0.139cm" draw:transform="skewX (-0.0364773813666814) rotate (0.670380965691022) translate (5.43850819412833cm 3.12117258404957cm)" svg:viewBox="0 0 134 140" svg:d="M68 140c-37 0-68-31-68-70 0-38 31-70 69-70s40 19 60 65-22 75-61 75z">
            <text:p/>
          </draw:path>
          <draw:path draw:style-name="gr199" draw:text-style-name="P23" draw:layer="layout" svg:width="0.13cm" svg:height="0.142cm" draw:transform="rotate (-1.5707963267949) translate (5.06483817753339cm 3.08422488242839cm)" svg:viewBox="0 0 131 143" svg:d="M67 143c-37 0-67-32-67-71s30-72 68-72c37 0 39 20 58 66 20 48-22 77-59 77z">
            <text:p/>
          </draw:path>
          <draw:path draw:style-name="gr200" draw:text-style-name="P23" draw:layer="layout" svg:width="0.098cm" svg:height="0.105cm" draw:transform="rotate (-1.5707963267949) translate (4.96491192372145cm 3.23344928941176cm)" svg:viewBox="0 0 99 106" svg:d="M0 71c0-39 30-71 68-71 37 0 34 15 26 73-7 52-94 38-94-2z">
            <text:p/>
          </draw:path>
          <draw:path draw:style-name="gr201" draw:text-style-name="P23" draw:layer="layout" svg:width="0.098cm" svg:height="0.105cm" draw:transform="rotate (-1.5707963267949) translate (4.96491192371663cm 3.23367840670446cm)" svg:viewBox="0 0 99 106" svg:d="M0 71c0-39 30-71 67-71 38 0 35 15 27 73-7 52-94 38-94-2z">
            <text:p/>
          </draw:path>
          <draw:path draw:style-name="gr202" draw:text-style-name="P23" draw:layer="layout" svg:width="0.108cm" svg:height="0.152cm" draw:transform="rotate (-1.5707963267949) translate (5.29309845152505cm 2.9579778626018cm)" svg:viewBox="0 0 109 153" svg:d="M12 118c-39-142 27-131 65-95 28 26 38 39 29 97-6 52-83 36-94-2z">
            <text:p/>
          </draw:path>
        </draw:g>
        <draw:g>
          <draw:path draw:style-name="gr203" draw:text-style-name="P24" draw:layer="layout" svg:width="0.949cm" svg:height="0.137cm" svg:x="7.88cm" svg:y="2.9cm" svg:viewBox="0 0 950 138" svg:d="M516 104c-250 0-516 61-516 20s202-109 463-123c250-12 487 72 487 113 0 42-184-10-434-10z">
            <text:p/>
          </draw:path>
          <draw:ellipse draw:style-name="gr204" draw:text-style-name="P24" draw:layer="layout" svg:width="0.931cm" svg:height="0.107cm" svg:x="7.889cm" svg:y="2.975cm">
            <text:p/>
          </draw:ellipse>
          <draw:polygon draw:style-name="gr205" draw:text-style-name="P25" draw:layer="layout" svg:width="0.437cm" svg:height="0.023cm" svg:x="7.909cm" svg:y="3.025cm" svg:viewBox="0 0 438 24" draw:points="18,24 0,18 438,0 438,10">
            <text:p/>
          </draw:polygon>
          <draw:polygon draw:style-name="gr206" draw:text-style-name="P25" draw:layer="layout" svg:width="0.457cm" svg:height="0.013cm" svg:x="7.89cm" svg:y="3.013cm" svg:viewBox="0 0 458 14" draw:points="0,14 5,7 458,0 458,10">
            <text:p/>
          </draw:polygon>
          <draw:polygon draw:style-name="gr207" draw:text-style-name="P25" draw:layer="layout" svg:width="0.404cm" svg:height="0.014cm" svg:x="8.406cm" svg:y="3.018cm" svg:viewBox="0 0 405 15" draw:points="0,7 0,0 391,6 405,15">
            <text:p/>
          </draw:polygon>
          <draw:polygon draw:style-name="gr208" draw:text-style-name="P25" draw:layer="layout" svg:width="0.032cm" svg:height="0.029cm" svg:x="8.315cm" svg:y="2.974cm" svg:viewBox="0 0 33 30" draw:points="0,3 11,0 33,29 15,30">
            <text:p/>
          </draw:polygon>
          <draw:polygon draw:style-name="gr209" draw:text-style-name="P25" draw:layer="layout" svg:width="0.025cm" svg:height="0.042cm" svg:x="8.379cm" svg:y="2.977cm" svg:viewBox="0 0 26 43" draw:points="0,2 11,0 26,43 11,42">
            <text:p/>
          </draw:polygon>
          <draw:polygon draw:style-name="gr210" draw:text-style-name="P25" draw:layer="layout" svg:width="0.04cm" svg:height="0.052cm" svg:x="8.404cm" svg:y="2.971cm" svg:viewBox="0 0 41 53" draw:points="25,0 41,3 14,52 0,53">
            <text:p/>
          </draw:polygon>
          <draw:polygon draw:style-name="gr211" draw:text-style-name="P25" draw:layer="layout" svg:width="0.291cm" svg:height="0.037cm" svg:x="8.419cm" svg:y="3.024cm" svg:viewBox="0 0 292 38" draw:points="0,7 0,0 292,33 281,38">
            <text:p/>
          </draw:polygon>
          <draw:polygon draw:style-name="gr212" draw:text-style-name="P25" draw:layer="layout" svg:width="0.156cm" svg:height="0.053cm" svg:x="8.42cm" svg:y="3.022cm" svg:viewBox="0 0 157 54" draw:points="0,10 0,0 157,53 145,54">
            <text:p/>
          </draw:polygon>
          <draw:polygon draw:style-name="gr213" draw:text-style-name="P25" draw:layer="layout" svg:width="0.17cm" svg:height="0.05cm" svg:x="8.164cm" svg:y="3.028cm" svg:viewBox="0 0 171 51" draw:points="171,10 171,0 0,49 24,51">
            <text:p/>
          </draw:polygon>
          <draw:polygon draw:style-name="gr214" draw:text-style-name="P25" draw:layer="layout" svg:width="0.246cm" svg:height="0.044cm" svg:x="8.088cm" svg:y="3.028cm" svg:viewBox="0 0 247 45" draw:points="247,10 247,0 0,43 24,45">
            <text:p/>
          </draw:polygon>
          <draw:polygon draw:style-name="gr215" draw:text-style-name="P25" draw:layer="layout" svg:width="0.269cm" svg:height="0.036cm" svg:x="8.395cm" svg:y="2.987cm" svg:viewBox="0 0 270 37" draw:points="270,5 241,0 0,35 24,37">
            <text:p/>
          </draw:polygon>
          <draw:ellipse draw:style-name="gr216" draw:text-style-name="P25" draw:layer="layout" svg:width="0.048cm" svg:height="0.018cm" draw:transform="skewX (-0.218689755274889) rotate (0.189193690916185) translate (8.022cm 2.964cm)">
            <text:p/>
          </draw:ellipse>
          <draw:ellipse draw:style-name="gr217" draw:text-style-name="P25" draw:layer="layout" svg:width="0.174cm" svg:height="0.035cm" draw:transform="skewX (-0.0570722665402146) rotate (0.0574213323906134) translate (8.283cm 2.926cm)">
            <text:p/>
          </draw:ellipse>
          <draw:ellipse draw:style-name="gr218" draw:text-style-name="P25" draw:layer="layout" svg:width="0.047cm" svg:height="0.023cm" draw:transform="skewX (0.372976861151188) rotate (-0.694815575218943) translate (8.219cm 2.93cm)">
            <text:p/>
          </draw:ellipse>
          <draw:ellipse draw:style-name="gr219" draw:text-style-name="P25" draw:layer="layout" svg:width="0.075cm" svg:height="0.04cm" draw:transform="skewX (0.358839694210034) rotate (-0.728849495632832) translate (8.573cm 2.91cm)">
            <text:p/>
          </draw:ellipse>
          <draw:polygon draw:style-name="gr220" draw:text-style-name="P25" draw:layer="layout" svg:width="0.237cm" svg:height="0.042cm" svg:x="8.113cm" svg:y="2.983cm" svg:viewBox="0 0 238 43" draw:points="0,5 7,0 238,32 238,43">
            <text:p/>
          </draw:polygon>
          <draw:polygon draw:style-name="gr221" draw:text-style-name="P25" draw:layer="layout" svg:width="0.078cm" svg:height="0.056cm" svg:x="8.393cm" svg:y="3.025cm" svg:viewBox="0 0 79 57" draw:points="0,10 0,0 79,55 68,57">
            <text:p/>
          </draw:polygon>
          <draw:g>
            <draw:path draw:style-name="gr222" draw:text-style-name="P25" draw:layer="layout" svg:width="0.124cm" svg:height="0.123cm" svg:x="8.3cm" svg:y="3.002cm" svg:viewBox="0 0 125 124" svg:d="M0 124c0-43 1-77 1-119 48-10 83-2 124-2 0 42 0 78 0 121-41 0-83 0-125 0z">
              <text:p/>
            </draw:path>
            <draw:polygon draw:style-name="gr223" draw:text-style-name="P25" draw:layer="layout" svg:width="0.235cm" svg:height="0.092cm" svg:x="8.245cm" svg:y="3.095cm" svg:viewBox="0 0 236 93" draw:points="0,93 55,0 190,0 236,93">
              <text:p/>
            </draw:polygon>
            <draw:path draw:style-name="gr224" draw:text-style-name="P25" draw:layer="layout" svg:width="0.219cm" svg:height="0.285cm" svg:x="8.26cm" svg:y="3.184cm" svg:viewBox="0 0 220 286" svg:d="M10 1c-3 27 45 169-10 262 35 16 125 45 220-4-16-88-4-107-39-255-44 2-127-6-171-3z">
              <text:p/>
            </draw:path>
            <draw:path draw:style-name="gr225" draw:text-style-name="P25" draw:layer="layout" svg:width="0.333cm" svg:height="0.227cm" svg:x="8.206cm" svg:y="3.423cm" svg:viewBox="0 0 334 228" svg:d="M55 23c-23 46-113 136 3 205 118-39 173 40 276-45-20-41-54-56-48-93 18-31-10-81-13-90-97 73-151 24-218 23z">
              <text:p/>
            </draw:path>
          </draw:g>
          <draw:path draw:style-name="gr226" draw:text-style-name="P25" draw:layer="layout" svg:width="0.019cm" svg:height="0.134cm" svg:x="8.408cm" svg:y="3.254cm" svg:viewBox="0 0 20 135" svg:d="M0 0c33 18 17 190 10 117z">
            <text:p/>
          </draw:path>
          <draw:path draw:style-name="gr227" draw:text-style-name="P25" draw:layer="layout" svg:width="0.011cm" svg:height="0.186cm" svg:x="8.359cm" svg:y="3.24cm" svg:viewBox="0 0 12 187" svg:d="M0 0c19 25 10 264 6 162z">
            <text:p/>
          </draw:path>
          <draw:path draw:style-name="gr228" draw:text-style-name="P25" draw:layer="layout" svg:width="0.007cm" svg:height="0.058cm" draw:transform="skewX (-0.233001455141243) translate (8.335525cm 3.11897337407246cm)" svg:viewBox="0 0 8 59" svg:d="M0 0c14 8 7 83 4 51z">
            <text:p/>
          </draw:path>
          <draw:path draw:style-name="gr229" draw:text-style-name="P25" draw:layer="layout" svg:width="0.008cm" svg:height="0.058cm" draw:transform="skewX (-0.0172787595947439) translate (8.37875cm 3.11667874290703cm)" svg:viewBox="0 0 9 59" svg:d="M0 0c15 8 8 83 5 51z">
            <text:p/>
          </draw:path>
        </draw:g>
        <draw:g>
          <draw:path draw:style-name="gr230" draw:text-style-name="P26" draw:layer="layout" svg:width="0.294cm" svg:height="0.295cm" svg:x="9.381cm" svg:y="3.375cm" svg:viewBox="0 0 295 296" svg:d="M11 10c-1 44-1 90-3 135-6 36-1 70-8 107 19 32 86 67 268 25 69-70-5-120-86-277-47 5-124 4-171 10z">
            <text:p/>
          </draw:path>
          <draw:path draw:style-name="gr231" draw:text-style-name="P26" draw:layer="layout" svg:width="0.239cm" svg:height="0.142cm" svg:x="9.359cm" svg:y="3.259cm" svg:viewBox="0 0 240 143" svg:d="M11 48c-7 25-3 57-11 82 61 25 61 8 240-5-14-25-29-55-44-80 2-17 4-28 5-45-59 19-130 29-190 48z">
            <text:p/>
          </draw:path>
          <draw:path draw:style-name="gr232" draw:text-style-name="P26" draw:layer="layout" svg:width="0.899cm" svg:height="0.411cm" svg:x="9cm" svg:y="2.924cm" svg:viewBox="0 0 900 412" svg:d="M900 280c3-1-205-384-577-252-254 90-323 384-323 384l328-25z">
            <text:p/>
          </draw:path>
          <draw:path draw:style-name="gr233" draw:text-style-name="P26" draw:layer="layout" svg:width="0.168cm" svg:height="0.162cm" svg:x="9.384cm" svg:y="3.097cm" svg:viewBox="0 0 169 163" svg:d="M87 163c-48 0-87-37-87-82 0-44 39-81 87-81 47 0 51 23 76 75 25 54-28 88-76 88z">
            <text:p/>
          </draw:path>
          <draw:path draw:style-name="gr234" draw:text-style-name="P26" draw:layer="layout" svg:width="0.13cm" svg:height="0.133cm" draw:transform="skewX (-0.0980875039620813) rotate (0.636172512351933) translate (9.64581540443866cm 3.11339219911411cm)" svg:viewBox="0 0 131 134" svg:d="M67 134c-37 0-67-30-67-67s30-67 67-67 39 18 59 62c19 45-22 72-59 72z">
            <text:p/>
          </draw:path>
          <draw:path draw:style-name="gr235" draw:text-style-name="P26" draw:layer="layout" svg:width="0.122cm" svg:height="0.142cm" draw:transform="rotate (-1.5707963267949) translate (9.27183817753339cm 3.07921248396751cm)" svg:viewBox="0 0 123 143" svg:d="M63 143c-35 0-63-32-63-71s28-72 63-72 37 20 55 66c18 48-21 77-55 77z">
            <text:p/>
          </draw:path>
          <draw:path draw:style-name="gr236" draw:text-style-name="P26" draw:layer="layout" svg:width="0.092cm" svg:height="0.105cm" draw:transform="rotate (-1.5707963267949) translate (9.17191192372145cm 3.21855077398823cm)" svg:viewBox="0 0 93 106" svg:d="M0 71c0-39 28-71 63-71s32 15 25 73c-7 52-88 38-88-2z">
            <text:p/>
          </draw:path>
          <draw:path draw:style-name="gr237" draw:text-style-name="P26" draw:layer="layout" svg:width="0.091cm" svg:height="0.105cm" draw:transform="rotate (-1.5707963267949) translate (9.17191192371663cm 3.21876471226029cm)" svg:viewBox="0 0 92 106" svg:d="M0 71c0-39 28-71 63-71s32 15 25 73c-7 52-88 38-88-2z">
            <text:p/>
          </draw:path>
          <draw:path draw:style-name="gr238" draw:text-style-name="P26" draw:layer="layout" svg:width="0.101cm" svg:height="0.152cm" draw:transform="rotate (-1.5707963267949) translate (9.50009845152505cm 2.96132932920443cm)" svg:viewBox="0 0 102 153" svg:d="M11 118c-37-142 26-131 61-95 26 26 35 39 27 97-6 52-77 36-88-2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972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8T21:01:47.880396139</meta:creation-date>
    <dc:date>2022-05-09T00:44:49.597536953</dc:date>
    <meta:editing-duration>PT31M59S</meta:editing-duration>
    <meta:editing-cycles>5</meta:editing-cycles>
    <meta:generator>LibreOffice/6.4.7.2$Linux_X86_64 LibreOffice_project/40$Build-2</meta:generator>
    <meta:document-statistic meta:object-count="276"/>
  </office:meta>
</office:document-meta>
</file>